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2in"/>
    </style:style>
    <style:style style:name="co2" style:family="table-column">
      <style:table-column-properties fo:break-before="auto" style:column-width="3.1972in"/>
    </style:style>
    <style:style style:name="co3" style:family="table-column">
      <style:table-column-properties fo:break-before="auto" style:column-width="3.89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Gravity Structure for not feasible terrai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nd torque moment on dirt when it forms an arch</text:p>
          </table:table-cell>
          <table:table-cell office:value-type="string">
            <text:p>When Limit is met, drop dirt clumps</text:p>
          </table:table-cell>
          <table:table-cell/>
        </table:table-row>
        <table:table-row table:style-name="ro1">
          <table:table-cell/>
          <table:table-cell office:value-type="string">
            <text:p>Find floating dirt not attached to ground</text:p>
          </table:table-cell>
          <table:table-cell office:value-type="string">
            <text:p>When Clump is found, use gravity to determine where it falls</text:p>
          </table:table-cell>
          <table:table-cell/>
        </table:table-row>
        <table:table-row table:style-name="ro1">
          <table:table-cell office:value-type="string">
            <text:p>Set up map generation techniques</text:p>
          </table:table-cell>
          <table:table-cell/>
          <table:table-cell office:value-type="string">
            <text:p>Top Layer</text:p>
          </table:table-cell>
          <table:table-cell/>
        </table:table-row>
        <table:table-row table:style-name="ro2">
          <table:table-cell/>
          <table:table-cell office:value-type="string">
            <text:p>Desert Biome</text:p>
          </table:table-cell>
          <table:table-cell office:value-type="string">
            <text:p>Seeds mostly limestone and sand</text:p>
          </table:table-cell>
          <table:table-cell/>
        </table:table-row>
        <table:table-row table:style-name="ro2">
          <table:table-cell/>
          <table:table-cell office:value-type="string">
            <text:p>Snow Biome</text:p>
          </table:table-cell>
          <table:table-cell office:value-type="string">
            <text:p>Seeds mostly clay and mud</text:p>
          </table:table-cell>
          <table:table-cell/>
        </table:table-row>
        <table:table-row table:style-name="ro1">
          <table:table-cell/>
          <table:table-cell office:value-type="string">
            <text:p>Temperate Biome</text:p>
          </table:table-cell>
          <table:table-cell office:value-type="string">
            <text:p>Most Heterogeneous seed</text:p>
          </table:table-cell>
          <table:table-cell/>
        </table:table-row>
        <table:table-row table:style-name="ro1">
          <table:table-cell/>
          <table:table-cell office:value-type="string">
            <text:p>Tropical Biome</text:p>
          </table:table-cell>
          <table:table-cell office:value-type="string">
            <text:p>Most Heterogeneous seed</text:p>
          </table:table-cell>
          <table:table-cell/>
        </table:table-row>
        <table:table-row table:style-name="ro2">
          <table:table-cell/>
          <table:table-cell office:value-type="string">
            <text:p>Arid Biome</text:p>
          </table:table-cell>
          <table:table-cell office:value-type="string">
            <text:p>Seeds lots of Rocks</text:p>
          </table:table-cell>
          <table:table-cell/>
        </table:table-row>
        <table:table-row table:style-name="ro2">
          <table:table-cell/>
          <table:table-cell office:value-type="string">
            <text:p>Cave Biome</text:p>
          </table:table-cell>
          <table:table-cell office:value-type="string">
            <text:p>Seeds lots of Rocks and Gems</text:p>
          </table:table-cell>
          <table:table-cell/>
        </table:table-row>
        <table:table-row table:style-name="ro2">
          <table:table-cell/>
          <table:table-cell office:value-type="string">
            <text:p>Beach Biome</text:p>
          </table:table-cell>
          <table:table-cell office:value-type="string">
            <text:p>Seeds Mostly Sand</text:p>
          </table:table-cell>
          <table:table-cell/>
        </table:table-row>
        <table:table-row table:style-name="ro2">
          <table:table-cell/>
          <table:table-cell office:value-type="string">
            <text:p>Mountain and Volcano Biome</text:p>
          </table:table-cell>
          <table:table-cell office:value-type="string">
            <text:p>Seeds mostly igneous and metamorphic rock</text:p>
          </table:table-cell>
          <table:table-cell/>
        </table:table-row>
        <table:table-row table:style-name="ro1">
          <table:table-cell/>
          <table:table-cell office:value-type="string">
            <text:p>Elevation Characteristic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egetation seeding </text:p>
          </table:table-cell>
          <table:table-cell office:value-type="string">
            <text:p>Based on Biomes and Elevation</text:p>
          </table:table-cell>
          <table:table-cell office:value-type="string">
            <text:p>Rubber Trees!</text:p>
          </table:table-cell>
        </table:table-row>
        <table:table-row table:style-name="ro2">
          <table:table-cell/>
          <table:table-cell office:value-type="string">
            <text:p>Seeding for different ores</text:p>
          </table:table-cell>
          <table:table-cell office:value-type="string">
            <text:p>Barite</text:p>
          </table:table-cell>
          <table:table-cell office:value-type="string">
            <text:p>Found in limestone</text:p>
          </table:table-cell>
        </table:table-row>
        <table:table-row table:style-name="ro1">
          <table:table-cell table:number-columns-repeated="2"/>
          <table:table-cell office:value-type="string">
            <text:p>Beryl(Emerald,Aquamarine, etc)</text:p>
          </table:table-cell>
          <table:table-cell office:value-type="string">
            <text:p>Found in tin and tungsten ores, also limestone</text:p>
          </table:table-cell>
        </table:table-row>
        <table:table-row table:style-name="ro1">
          <table:table-cell table:number-columns-repeated="2"/>
          <table:table-cell office:value-type="string">
            <text:p>Bauxite(Aluminum Ore)</text:p>
          </table:table-cell>
          <table:table-cell office:value-type="string">
            <text:p>Found in limestone and dolomite</text:p>
          </table:table-cell>
        </table:table-row>
        <table:table-row table:style-name="ro2">
          <table:table-cell table:number-columns-repeated="2"/>
          <table:table-cell office:value-type="string">
            <text:p>Cassiterite(Tin Ore)</text:p>
          </table:table-cell>
          <table:table-cell office:value-type="string">
            <text:p>Found near igneous rock</text:p>
          </table:table-cell>
        </table:table-row>
        <table:table-row table:style-name="ro2">
          <table:table-cell table:number-columns-repeated="2"/>
          <table:table-cell office:value-type="string">
            <text:p>Chalcocite and Chalcopyrite(Copper Ore)</text:p>
          </table:table-cell>
          <table:table-cell office:value-type="string">
            <text:p>Found near igneous rock</text:p>
          </table:table-cell>
        </table:table-row>
        <table:table-row table:style-name="ro1">
          <table:table-cell table:number-columns-repeated="2"/>
          <table:table-cell office:value-type="string">
            <text:p>Chromite(Chromium Ore)</text:p>
          </table:table-cell>
          <table:table-cell office:value-type="string">
            <text:p>Found near igneous rock</text:p>
          </table:table-cell>
        </table:table-row>
        <table:table-row table:style-name="ro1">
          <table:table-cell table:number-columns-repeated="2"/>
          <table:table-cell office:value-type="string">
            <text:p>Cinnabar(Mercury Ore)</text:p>
          </table:table-cell>
          <table:table-cell office:value-type="string">
            <text:p>Found near dolomite</text:p>
          </table:table-cell>
        </table:table-row>
        <table:table-row table:style-name="ro2">
          <table:table-cell table:number-columns-repeated="2"/>
          <table:table-cell office:value-type="string">
            <text:p>Cobaltite(Cobal ore)</text:p>
          </table:table-cell>
          <table:table-cell office:value-type="string">
            <text:p>Found near igneous rock</text:p>
          </table:table-cell>
        </table:table-row>
        <table:table-row table:style-name="ro2">
          <table:table-cell table:number-columns-repeated="2"/>
          <table:table-cell office:value-type="string">
            <text:p>Coltan(niobium/tantalum ore)</text:p>
          </table:table-cell>
          <table:table-cell office:value-type="string">
            <text:p>Found near igneous rock</text:p>
          </table:table-cell>
        </table:table-row>
        <table:table-row table:style-name="ro1">
          <table:table-cell table:number-columns-repeated="2"/>
          <table:table-cell office:value-type="string">
            <text:p>Galena(Lead/Silver)</text:p>
          </table:table-cell>
          <table:table-cell office:value-type="string">
            <text:p>Found in limestone</text:p>
          </table:table-cell>
        </table:table-row>
        <table:table-row table:style-name="ro1">
          <table:table-cell table:number-columns-repeated="2"/>
          <table:table-cell office:value-type="string">
            <text:p>Gold Ore</text:p>
          </table:table-cell>
          <table:table-cell office:value-type="string">
            <text:p>Found in sandstone and near igneous rock</text:p>
          </table:table-cell>
        </table:table-row>
        <table:table-row table:style-name="ro1">
          <table:table-cell table:number-columns-repeated="2"/>
          <table:table-cell office:value-type="string">
            <text:p>Hematite(Iron Ore)</text:p>
          </table:table-cell>
          <table:table-cell office:value-type="string">
            <text:p>Found near clay and water sources</text:p>
          </table:table-cell>
        </table:table-row>
        <table:table-row table:style-name="ro1">
          <table:table-cell table:number-columns-repeated="2"/>
          <table:table-cell office:value-type="string">
            <text:p>Ilmenite(Minor Iron Major Titanium ore</text:p>
          </table:table-cell>
          <table:table-cell office:value-type="string">
            <text:p>Found near igneous rock</text:p>
          </table:table-cell>
        </table:table-row>
        <table:table-row table:style-name="ro1">
          <table:table-cell table:number-columns-repeated="2"/>
          <table:table-cell office:value-type="string">
            <text:p>Magnetite(Minor Iron Ore)</text:p>
          </table:table-cell>
          <table:table-cell office:value-type="string">
            <text:p>Contains Loadstone(magnet rock) found near clay and water</text:p>
          </table:table-cell>
        </table:table-row>
        <table:table-row table:style-name="ro2">
          <table:table-cell table:number-columns-repeated="2"/>
          <table:table-cell office:value-type="string">
            <text:p>Pentlandite(Iron-nickel ore 1:1)</text:p>
          </table:table-cell>
          <table:table-cell office:value-type="string">
            <text:p>Found near igneous rock</text:p>
          </table:table-cell>
        </table:table-row>
        <table:table-row table:style-name="ro2">
          <table:table-cell table:number-columns-repeated="2"/>
          <table:table-cell office:value-type="string">
            <text:p>Scheelite(Tugsten Ore)</text:p>
          </table:table-cell>
          <table:table-cell office:value-type="string">
            <text:p>Found near granite</text:p>
          </table:table-cell>
        </table:table-row>
        <table:table-row table:style-name="ro2">
          <table:table-cell table:number-columns-repeated="2"/>
          <table:table-cell office:value-type="string">
            <text:p>Sphalerite(Zinc Ore)</text:p>
          </table:table-cell>
          <table:table-cell office:value-type="string">
            <text:p>Found in carbonite; Chance to find trace cadmium</text:p>
          </table:table-cell>
        </table:table-row>
        <table:table-row table:style-name="ro2">
          <table:table-cell table:number-columns-repeated="2"/>
          <table:table-cell office:value-type="string">
            <text:p>Uranite(Uranium Ore)</text:p>
          </table:table-cell>
          <table:table-cell office:value-type="string">
            <text:p>Found anywhere</text:p>
          </table:table-cell>
        </table:table-row>
        <table:table-row table:style-name="ro2">
          <table:table-cell table:number-columns-repeated="2"/>
          <table:table-cell office:value-type="string">
            <text:p>Carbon</text:p>
          </table:table-cell>
          <table:table-cell office:value-type="string">
            <text:p>Found in carbonite; DIAMONDS</text:p>
          </table:table-cell>
        </table:table-row>
        <table:table-row table:style-name="ro2">
          <table:table-cell table:number-columns-repeated="2"/>
          <table:table-cell office:value-type="string">
            <text:p>Monazite(Thorium Ore)</text:p>
          </table:table-cell>
          <table:table-cell office:value-type="string">
            <text:p>Found in sand</text:p>
          </table:table-cell>
        </table:table-row>
        <table:table-row table:style-name="ro2">
          <table:table-cell table:number-columns-repeated="2"/>
          <table:table-cell office:value-type="string">
            <text:p>Arsenopyrite(Arsenic Iron Ore)</text:p>
          </table:table-cell>
          <table:table-cell office:value-type="string">
            <text:p>Found in sand</text:p>
          </table:table-cell>
        </table:table-row>
        <table:table-row table:style-name="ro1">
          <table:table-cell/>
          <table:table-cell office:value-type="string">
            <text:p>Seeding for general rocks, coal, and natural mater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imal Seeding</text:p>
          </table:table-cell>
          <table:table-cell table:number-columns-repeated="2"/>
        </table:table-row>
        <table:table-row table:style-name="ro1">
          <table:table-cell office:value-type="string">
            <text:p>Water Physics</text:p>
          </table:table-cell>
          <table:table-cell office:value-type="string">
            <text:p>See PDF</text:p>
          </table:table-cell>
          <table:table-cell table:number-columns-repeated="2"/>
        </table:table-row>
        <table:table-row table:style-name="ro1">
          <table:table-cell office:value-type="string">
            <text:p>Temperature</text:p>
          </table:table-cell>
          <table:table-cell office:value-type="string">
            <text:p>For crafting metals mostly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19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8:24:41.93</meta:creation-date>
    <meta:generator>LibreOffice/3.4$Win32 LibreOffice_project/340m1$Build-502</meta:generator>
    <dc:date>2012-08-30T19:10:57.74</dc:date>
    <meta:editing-duration>PT46M15S</meta:editing-duration>
    <meta:editing-cycles>2</meta:editing-cycles>
    <meta:document-statistic meta:table-count="3" meta:cell-count="76" meta:object-count="0"/>
  </office:meta>
</office:document-meta>
</file>